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998cm" table:align="left"/>
    </style:style>
    <style:style style:name="Tabela1.A" style:family="table-column">
      <style:table-column-properties style:column-width="4.023cm"/>
    </style:style>
    <style:style style:name="Tabela1.B" style:family="table-column">
      <style:table-column-properties style:column-width="10.97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817cm"/>
    </style:style>
    <style:style style:name="Tabela2.B" style:family="table-column">
      <style:table-column-properties style:column-width="11.18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7.994cm" table:align="left"/>
    </style:style>
    <style:style style:name="Tabela3.A" style:family="table-column">
      <style:table-column-properties style:column-width="2.14cm"/>
    </style:style>
    <style:style style:name="Tabela3.B" style:family="table-column">
      <style:table-column-properties style:column-width="5.85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1.989cm" table:align="left"/>
    </style:style>
    <style:style style:name="Tabela4.A" style:family="table-column">
      <style:table-column-properties style:column-width="4.023cm"/>
    </style:style>
    <style:style style:name="Tabela4.B" style:family="table-column">
      <style:table-column-properties style:column-width="7.96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8.181cm" table:align="left"/>
    </style:style>
    <style:style style:name="Tabela5.A" style:family="table-column">
      <style:table-column-properties style:column-width="1.224cm"/>
    </style:style>
    <style:style style:name="Tabela5.B" style:family="table-column">
      <style:table-column-properties style:column-width="6.95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5.773cm" table:align="left"/>
    </style:style>
    <style:style style:name="Tabela6.A" style:family="table-column">
      <style:table-column-properties style:column-width="5.043cm"/>
    </style:style>
    <style:style style:name="Tabela6.B" style:family="table-column">
      <style:table-column-properties style:column-width="5.138cm"/>
    </style:style>
    <style:style style:name="Tabela6.C" style:family="table-column">
      <style:table-column-properties style:column-width="5.592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bebfc" officeooo:paragraph-rsid="000bebfc"/>
    </style:style>
    <style:style style:name="P2" style:family="paragraph" style:parent-style-name="Heading_20_3">
      <style:text-properties officeooo:rsid="000bebfc" officeooo:paragraph-rsid="000bebfc"/>
    </style:style>
    <style:style style:name="P3" style:family="paragraph" style:parent-style-name="Standard">
      <style:text-properties officeooo:rsid="000bebfc" officeooo:paragraph-rsid="000bebf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officeooo:rsid="000beb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📦 Implantação do Portainer em Docker Swarm via `portainer-swarm.yml`</text:p>
      <text:p text:style-name="Standard"/>
      <text:p text:style-name="Standard">Este documento descreve passo a passo como instalar e configurar o **Portainer Community Edition (CE)** em um ambiente **Docker Swarm**, utilizando um arquivo `YAML` (`portainer-swarm.yml`) para definição dos serviços.</text:p>
      <text:p text:style-name="Standard"/>
      <text:p text:style-name="Standard">---</text:p>
      <text:p text:style-name="Standard"/>
      <text:p text:style-name="Standard">## 🧾 Pré-requisitos</text:p>
      <text:p text:style-name="Standard"/>
      <text:p text:style-name="Standard">Antes de começar, verifique se o ambiente atende aos seguintes requisitos:</text:p>
      <text:p text:style-name="Standard"/>
      <text:p text:style-name="Standard">- Docker instalado (versão compatível com Swarm)</text:p>
      <text:p text:style-name="Standard">- Swarm inicializado (`docker swarm init`)</text:p>
      <text:p text:style-name="Standard">- Permissões de `sudo` para execução de comandos administrativos</text:p>
      <text:p text:style-name="Standard">- Host com acesso à porta `9400`, `9443` ou `8000` para a interface web</text:p>
      <text:p text:style-name="Standard"/>
      <text:p text:style-name="Standard">---</text:p>
      <text:p text:style-name="Standard"/>
      <text:p text:style-name="Standard">## 🛠️ Etapas de instalação</text:p>
      <text:p text:style-name="Standard"/>
      <text:p text:style-name="Standard">### 1. Criar o script de implantação</text:p>
      <text:p text:style-name="Standard"/>
      <text:p text:style-name="Standard">Crie um script bash com o seguinte conteúdo:</text:p>
      <text:p text:style-name="Standard"/>
      <text:p text:style-name="Standard">```bash</text:p>
      <text:p text:style-name="Standard">#!/bin/bash</text:p>
      <text:p text:style-name="Standard"/>
      <text:p text:style-name="Standard"># Define o interpretador do script como bash</text:p>
      <text:p text:style-name="Standard"/>
      <text:p text:style-name="Standard"># Gera o arquivo de definição da stack do Portainer</text:p>
      <text:p text:style-name="Standard">cat &lt;&lt; EOF &gt; portainer-swarm.yml</text:p>
      <text:p text:style-name="Standard">version: '3.7'</text:p>
      <text:p text:style-name="Standard">services:</text:p>
      <text:p text:style-name="Standard"><text:s text:c="2"/>portainer:</text:p>
      <text:p text:style-name="Standard"><text:s text:c="4"/>image: portainer/portainer-ce:lts</text:p>
      <text:p text:style-name="Standard"><text:s text:c="4"/>deploy:</text:p>
      <text:p text:style-name="Standard"><text:s text:c="6"/>mode: replicated</text:p>
      <text:p text:style-name="Standard"><text:s text:c="6"/>replicas: 1</text:p>
      <text:p text:style-name="Standard"><text:s text:c="6"/>placement:</text:p>
      <text:p text:style-name="Standard"><text:s text:c="8"/>constraints:</text:p>
      <text:p text:style-name="Standard"><text:s text:c="10"/>- node.role == manager</text:p>
      <text:p text:style-name="Standard"><text:s text:c="4"/>ports:</text:p>
      <text:p text:style-name="Standard"><text:s text:c="6"/>- "9400:9000"</text:p>
      <text:p text:style-name="Standard"><text:s text:c="6"/>- "9443:9443"</text:p>
      <text:p text:style-name="Standard"><text:s text:c="6"/>- "8000:8000"</text:p>
      <text:p text:style-name="Standard"><text:s text:c="4"/>volumes:</text:p>
      <text:p text:style-name="Standard"><text:s text:c="6"/>- /var/run/docker.sock:/var/run/docker.sock</text:p>
      <text:p text:style-name="Standard"><text:s text:c="6"/>- portainer_data:/data</text:p>
      <text:p text:style-name="Standard"><text:s text:c="4"/>restart: always</text:p>
      <text:p text:style-name="Standard"/>
      <text:p text:style-name="Standard"><text:s text:c="2"/>portainer_agent:</text:p>
      <text:p text:style-name="Standard"><text:soft-page-break/><text:s text:c="4"/>image: portainer/agent:lts</text:p>
      <text:p text:style-name="Standard"><text:s text:c="4"/>deploy:</text:p>
      <text:p text:style-name="Standard"><text:s text:c="6"/>mode: global</text:p>
      <text:p text:style-name="Standard"><text:s text:c="4"/>volumes:</text:p>
      <text:p text:style-name="Standard"><text:s text:c="6"/>- /var/run/docker.sock:/var/run/docker.sock</text:p>
      <text:p text:style-name="Standard"><text:s text:c="6"/>- /var/lib/docker/volumes:/var/lib/docker/volumes</text:p>
      <text:p text:style-name="Standard"><text:s text:c="4"/>ports:</text:p>
      <text:p text:style-name="Standard"><text:s text:c="6"/>- "9001:9001"</text:p>
      <text:p text:style-name="Standard"><text:s text:c="4"/>restart: always</text:p>
      <text:p text:style-name="Standard"/>
      <text:p text:style-name="Standard">volumes:</text:p>
      <text:p text:style-name="Standard"><text:s text:c="2"/>portainer_data:</text:p>
      <text:p text:style-name="Standard">EOF</text:p>
      <text:p text:style-name="Standard"/>
      <text:p text:style-name="Text_20_body">Esse YAML define dois serviços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Serviço</text:p>
            </table:table-cell>
            <table:table-cell table:style-name="Tabela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portainer</text:span></text:p>
          </table:table-cell>
          <table:table-cell table:style-name="Tabela1.A1" office:value-type="string">
            <text:p text:style-name="Table_20_Contents">Interface de administração (UI) do Portainer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ortainer_agent</text:span></text:p>
          </table:table-cell>
          <table:table-cell table:style-name="Tabela1.A1" office:value-type="string">
            <text:p text:style-name="Table_20_Contents">Agente de monitoramento instalado em todos os nós do Swarm</text:p>
          </table:table-cell>
        </table:table-row>
      </table:table>
      <text:p text:style-name="Standard"/>
      <text:h text:style-name="Heading_20_3" text:outline-level="3">2. Implantar a stack no Docker Swarm</text:h>
      <text:p text:style-name="Text_20_body">Com o arquivo <text:span text:style-name="Source_20_Text">portainer-swarm.yml</text:span> criado, execute o comando:</text:p>
      <text:p text:style-name="Standard"/>
      <text:p text:style-name="P3">bash</text:p>
      <text:p text:style-name="P3"/>
      <text:p text:style-name="P3">sudo docker stack deploy -c portainer-swarm.yml portainer</text:p>
      <text:p text:style-name="P3"/>
      <text:p text:style-name="P3">Isso criará os serviços definidos na stack chamada <text:span text:style-name="Source_20_Text">portainer</text:span>.</text:p>
      <text:p text:style-name="P3"/>
      <text:h text:style-name="P2" text:outline-level="3">3. Verificar status da implantação</text:h>
      <text:p text:style-name="Text_20_body">Após uma breve espera, verifique os serviços, contêineres e imagens:</text:p>
      <text:p text:style-name="P3">bash</text:p>
      <text:p text:style-name="P3"/>
      <text:p text:style-name="P3">sleep 10</text:p>
      <text:p text:style-name="P3">echo "Verificando serviços, contêineres e imagens após a instalação..."</text:p>
      <text:p text:style-name="P3"/>
      <text:p text:style-name="P3">sudo docker service ls <text:s text:c="7"/># Verifica se os serviços estão ativos</text:p>
      <text:p text:style-name="P3">sudo docker ps -a <text:s text:c="12"/># Lista todos os contêineres</text:p>
      <text:p text:style-name="P3">sudo docker images <text:s text:c="11"/># Verifica as imagens utilizadas</text:p>
      <text:p text:style-name="P3"/>
      <text:h text:style-name="P1" text:outline-level="2">🌐 Acesso à Interface Web</text:h>
      <text:p text:style-name="Text_20_body">Após a implantação, acesse a interface do Portainer por um navegador web:</text:p>
      <text:list text:style-name="L1">
        <text:list-item>
          <text:p text:style-name="P4"><text:span text:style-name="Strong_20_Emphasis">HTTP:</text:span> <text:span text:style-name="Source_20_Text">http://&lt;SEU-IP&gt;:9400</text:span></text:p>
        </text:list-item>
        <text:list-item>
          <text:p text:style-name="P4"><text:span text:style-name="Strong_20_Emphasis">HTTPS (recomendado):</text:span> <text:span text:style-name="Source_20_Text">https://&lt;SEU-IP&gt;:9443</text:span></text:p>
        </text:list-item>
      </text:list>
      <text:p text:style-name="Quotations"><text:soft-page-break/>Substitua <text:span text:style-name="Source_20_Text">&lt;SEU-IP&gt;</text:span> pelo endereço IP da sua máquina. Exemplo:</text:p>
      <text:p text:style-name="Quotations"><text:span text:style-name="Source_20_Text">http://10.83.0.9:9400</text:span><text:line-break/><text:span text:style-name="Source_20_Text">https://10.83.0.9:9443</text:span></text:p>
      <text:h text:style-name="P1" text:outline-level="2">🔍 Notas técnicas</text:h>
      <text:list text:style-name="L2">
        <text:list-item>
          <text:p text:style-name="P5"><text:span text:style-name="Strong_20_Emphasis">Portas utilizadas:</text:span></text:p>
          <text:list>
            <text:list-item>
              <text:p text:style-name="P5"><text:span text:style-name="Source_20_Text">9400</text:span>: Interface web (HTTP)</text:p>
            </text:list-item>
            <text:list-item>
              <text:p text:style-name="P5"><text:span text:style-name="Source_20_Text">9443</text:span>: Interface web segura (HTTPS)</text:p>
            </text:list-item>
            <text:list-item>
              <text:p text:style-name="P5"><text:span text:style-name="Source_20_Text">8000</text:span>: Comunicação com Edge Agents (opcional)</text:p>
            </text:list-item>
            <text:list-item>
              <text:p text:style-name="P5"><text:span text:style-name="Source_20_Text">9001</text:span>: Comunicação entre Portainer e Agent</text:p>
            </text:list-item>
          </text:list>
        </text:list-item>
        <text:list-item>
          <text:p text:style-name="P5"><text:span text:style-name="Strong_20_Emphasis">Volumes montados:</text:span></text:p>
          <text:list>
            <text:list-item>
              <text:p text:style-name="P5"><text:span text:style-name="Source_20_Text">/var/run/docker.sock</text:span>: comunicação com o daemon do Docker</text:p>
            </text:list-item>
            <text:list-item>
              <text:p text:style-name="P5"><text:span text:style-name="Source_20_Text">portainer_data</text:span>: persistência dos dados da interface</text:p>
            </text:list-item>
            <text:list-item>
              <text:p text:style-name="P5"><text:span text:style-name="Source_20_Text">/var/lib/docker/volumes</text:span>: acesso aos volumes Docker no agent</text:p>
            </text:list-item>
          </text:list>
        </text:list-item>
      </text:list>
      <text:h text:style-name="P1" text:outline-level="2">🚧 Possíveis problemas e soluçõe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Problema</text:p>
            </table:table-cell>
            <table:table-cell table:style-name="Tabela2.A1" office:value-type="string">
              <text:p text:style-name="Table_20_Heading">Solução</text:p>
            </table:table-cell>
          </table:table-row>
        </table:table-header-rows>
        <table:table-row>
          <table:table-cell table:style-name="Tabela2.A1" office:value-type="string">
            <text:p text:style-name="Table_20_Contents">Porta 9400 ou 9443 não responde</text:p>
          </table:table-cell>
          <table:table-cell table:style-name="Tabela2.A1" office:value-type="string">
            <text:p text:style-name="Table_20_Contents">Verifique firewall, NAT ou tente outra rede</text:p>
          </table:table-cell>
        </table:table-row>
        <table:table-row>
          <table:table-cell table:style-name="Tabela2.A1" office:value-type="string">
            <text:p text:style-name="Table_20_Contents">Serviços não iniciam</text:p>
          </table:table-cell>
          <table:table-cell table:style-name="Tabela2.A1" office:value-type="string">
            <text:p text:style-name="Table_20_Contents">Verifique se o nó atual é <text:span text:style-name="Strong_20_Emphasis">manager</text:span> (<text:span text:style-name="Source_20_Text">docker node ls</text:span>)</text:p>
          </table:table-cell>
        </table:table-row>
        <table:table-row>
          <table:table-cell table:style-name="Tabela2.A1" office:value-type="string">
            <text:p text:style-name="Table_20_Contents">Stack não sobe</text:p>
          </table:table-cell>
          <table:table-cell table:style-name="Tabela2.A1" office:value-type="string">
            <text:p text:style-name="Table_20_Contents">Verifique se o <text:span text:style-name="Source_20_Text">Swarm</text:span> foi inicializado (<text:span text:style-name="Source_20_Text">docker swarm init</text:span>)</text:p>
          </table:table-cell>
        </table:table-row>
      </table:table>
      <text:p text:style-name="P3"/>
      <text:p text:style-name="P3"/>
      <text:h text:style-name="P1" text:outline-level="2">✅ Conclusão</text:h>
      <text:p text:style-name="Text_20_body">Com esses passos, o Portainer estará instalado e acessível em seu ambiente Docker Swarm. Use-o para gerenciar contêineres, volumes, stacks, imagens e monitoramento de nós com facilidade.</text:p>
      <text:h text:style-name="P1" text:outline-level="2">📁 Arquivos gerados</text:h>
      <text:list text:style-name="L3">
        <text:list-item>
          <text:p text:style-name="P6"><text:span text:style-name="Source_20_Text">portainer-swarm.yml</text:span> → Definição da stack do Portainer</text:p>
        </text:list-item>
        <text:list-item>
          <text:p text:style-name="P6">Serviços: <text:span text:style-name="Source_20_Text">portainer_portainer</text:span>, <text:span text:style-name="Source_20_Text">portainer_portainer_agent</text:span></text:p>
        </text:list-item>
      </text:list>
      <text:h text:style-name="P1" text:outline-level="2">🧠 Referências</text:h>
      <text:list text:style-name="L4">
        <text:list-item>
          <text:p text:style-name="P7">Documentação oficial do Portainer</text:p>
        </text:list-item>
        <text:list-item>
          <text:p text:style-name="P7">Docker Swarm Guide</text:p>
        </text:list-item>
      </text:list>
      <text:p text:style-name="P3"/>
      <text:p text:style-name="P3"><text:soft-page-break/># 🚀 Implantação do Portainer via Docker Swarm</text:p>
      <text:p text:style-name="P3"/>
      <text:p text:style-name="P3">Gerencie seus contêineres Docker de forma moderna e visual com o **Portainer Community Edition (CE)**. Este guia mostra como instalar e configurar rapidamente uma stack do Portainer em modo **Swarm**, utilizando um arquivo YAML automatizado via script Bash.</text:p>
      <text:p text:style-name="P3"/>
      <text:p text:style-name="P3">---</text:p>
      <text:p text:style-name="P3"/>
      <text:p text:style-name="P3">## ✅ Pré-requisitos</text:p>
      <text:p text:style-name="P3"/>
      <text:p text:style-name="P3">Antes de iniciar a implantação, certifique-se de ter:</text:p>
      <text:p text:style-name="P3"/>
      <text:p text:style-name="P3">- 🐳 Docker instalado (`https://docs.docker.com/get-docker`)</text:p>
      <text:p text:style-name="P3">- 🧠 Swarm inicializado: `docker swarm init`</text:p>
      <text:p text:style-name="P3">- 🔑 Permissão de sudo</text:p>
      <text:p text:style-name="P3">- 🌐 Acesso às portas `9400`, `9443` ou `8000`</text:p>
      <text:p text:style-name="P3"/>
      <text:p text:style-name="P3">---</text:p>
      <text:p text:style-name="P3"/>
      <text:p text:style-name="P3">## 📜 Script de Instalação</text:p>
      <text:p text:style-name="P3"/>
      <text:p text:style-name="P3">Crie um arquivo `install-portainer.sh` com o conteúdo abaixo:</text:p>
      <text:p text:style-name="P3"/>
      <text:p text:style-name="P3">```bash</text:p>
      <text:p text:style-name="P3">#!/bin/bash</text:p>
      <text:p text:style-name="P3"/>
      <text:p text:style-name="P3"># Gera o arquivo YAML para a stack do Portainer no Swarm</text:p>
      <text:p text:style-name="P3">cat &lt;&lt; EOF &gt; portainer-swarm.yml</text:p>
      <text:p text:style-name="P3">version: '3.7'</text:p>
      <text:p text:style-name="P3">services:</text:p>
      <text:p text:style-name="P3"><text:s text:c="2"/>portainer:</text:p>
      <text:p text:style-name="P3"><text:s text:c="4"/>image: portainer/portainer-ce:lts</text:p>
      <text:p text:style-name="P3"><text:s text:c="4"/>deploy:</text:p>
      <text:p text:style-name="P3"><text:s text:c="6"/>mode: replicated</text:p>
      <text:p text:style-name="P3"><text:s text:c="6"/>replicas: 1</text:p>
      <text:p text:style-name="P3"><text:s text:c="6"/>placement:</text:p>
      <text:p text:style-name="P3"><text:s text:c="8"/>constraints:</text:p>
      <text:p text:style-name="P3"><text:s text:c="10"/>- node.role == manager</text:p>
      <text:p text:style-name="P3"><text:s text:c="4"/>ports:</text:p>
      <text:p text:style-name="P3"><text:s text:c="6"/>- "9400:9000"</text:p>
      <text:p text:style-name="P3"><text:s text:c="6"/>- "9443:9443"</text:p>
      <text:p text:style-name="P3"><text:s text:c="6"/>- "8000:8000"</text:p>
      <text:p text:style-name="P3"><text:s text:c="4"/>volumes:</text:p>
      <text:p text:style-name="P3"><text:s text:c="6"/>- /var/run/docker.sock:/var/run/docker.sock</text:p>
      <text:p text:style-name="P3"><text:s text:c="6"/>- portainer_data:/data</text:p>
      <text:p text:style-name="P3"><text:s text:c="4"/>restart: always</text:p>
      <text:p text:style-name="P3"/>
      <text:p text:style-name="P3"><text:s text:c="2"/>portainer_agent:</text:p>
      <text:p text:style-name="P3"><text:s text:c="4"/>image: portainer/agent:lts</text:p>
      <text:p text:style-name="P3"><text:s text:c="4"/>deploy:</text:p>
      <text:p text:style-name="P3"><text:s text:c="6"/>mode: global</text:p>
      <text:p text:style-name="P3"><text:s text:c="4"/>volumes:</text:p>
      <text:p text:style-name="P3"><text:soft-page-break/><text:s text:c="6"/>- /var/run/docker.sock:/var/run/docker.sock</text:p>
      <text:p text:style-name="P3"><text:s text:c="6"/>- /var/lib/docker/volumes:/var/lib/docker/volumes</text:p>
      <text:p text:style-name="P3"><text:s text:c="4"/>ports:</text:p>
      <text:p text:style-name="P3"><text:s text:c="6"/>- "9001:9001"</text:p>
      <text:p text:style-name="P3"><text:s text:c="4"/>restart: always</text:p>
      <text:p text:style-name="P3"/>
      <text:p text:style-name="P3">volumes:</text:p>
      <text:p text:style-name="P3"><text:s text:c="2"/>portainer_data:</text:p>
      <text:p text:style-name="P3">EOF</text:p>
      <text:p text:style-name="P3"/>
      <text:p text:style-name="P3"># Implanta a stack no Swarm</text:p>
      <text:p text:style-name="P3">sudo docker stack deploy -c portainer-swarm.yml portainer</text:p>
      <text:p text:style-name="P3"/>
      <text:p text:style-name="P3"># Aguarda inicialização</text:p>
      <text:p text:style-name="P3">sleep 10</text:p>
      <text:p text:style-name="P3"/>
      <text:p text:style-name="P3"># Verificações</text:p>
      <text:p text:style-name="P3">echo "✅ Verificando serviços, contêineres e imagens..."</text:p>
      <text:p text:style-name="P3"/>
      <text:p text:style-name="P3">sudo docker service ls</text:p>
      <text:p text:style-name="P3">sudo docker ps -a</text:p>
      <text:p text:style-name="P3">sudo docker images</text:p>
      <text:p text:style-name="P3"/>
      <text:p text:style-name="P3"># Instruções de acesso</text:p>
      <text:p text:style-name="P3">echo "🌐 Acesse o Portainer:"</text:p>
      <text:p text:style-name="P3">echo " <text:s text:c="2"/>➤ http://&lt;SEU-IP&gt;:9400 (HTTP)"</text:p>
      <text:p text:style-name="P3">echo " <text:s text:c="2"/>➤ https://&lt;SEU-IP&gt;:9443 (HTTPS)"</text:p>
      <text:p text:style-name="P3"/>
      <text:h text:style-name="P1" text:outline-level="2">🧭 Acesso à Interface Web</text:h>
      <text:p text:style-name="Text_20_body">Após executar o script, acesse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Protocolo</text:p>
            </table:table-cell>
            <table:table-cell table:style-name="Tabela3.A1" office:value-type="string">
              <text:p text:style-name="Table_20_Heading">URL exemplo</text:p>
            </table:table-cell>
          </table:table-row>
        </table:table-header-rows>
        <table:table-row>
          <table:table-cell table:style-name="Tabela3.A1" office:value-type="string">
            <text:p text:style-name="Table_20_Contents">🔓 HTTP</text:p>
          </table:table-cell>
          <table:table-cell table:style-name="Tabela3.A1" office:value-type="string">
            <text:p text:style-name="Table_20_Contents"><text:span text:style-name="Source_20_Text">http://10.83.0.9:9400</text:span></text:p>
          </table:table-cell>
        </table:table-row>
        <table:table-row>
          <table:table-cell table:style-name="Tabela3.A1" office:value-type="string">
            <text:p text:style-name="Table_20_Contents">🔐 HTTPS</text:p>
          </table:table-cell>
          <table:table-cell table:style-name="Tabela3.A1" office:value-type="string">
            <text:p text:style-name="Table_20_Contents"><text:span text:style-name="Source_20_Text">https://10.83.0.9:9443</text:span></text:p>
          </table:table-cell>
        </table:table-row>
      </table:table>
      <text:p text:style-name="Text_20_body">Na primeira visita:</text:p>
      <text:list text:style-name="L5">
        <text:list-item>
          <text:p text:style-name="P8">👤 Crie um usuário administrador</text:p>
        </text:list-item>
        <text:list-item>
          <text:p text:style-name="P8">🌐 Selecione o ambiente (local, remoto, etc.)</text:p>
        </text:list-item>
      </text:list>
      <text:h text:style-name="P1" text:outline-level="2">🧩 Estrutura da Stack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Serviço</text:p>
            </table:table-cell>
            <table:table-cell table:style-name="Tabela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portainer</text:span></text:p>
          </table:table-cell>
          <table:table-cell table:style-name="Tabela4.A1" office:value-type="string">
            <text:p text:style-name="Table_20_Contents">UI Web e Backend do Portainer</text:p>
          </table:table-cell>
        </table:table-row>
        <table:table-row>
          <table:table-cell table:style-name="Tabela4.A1" office:value-type="string">
            <text:p text:style-name="Table_20_Contents"><text:span text:style-name="Source_20_Text">portainer_agent</text:span></text:p>
          </table:table-cell>
          <table:table-cell table:style-name="Tabela4.A1" office:value-type="string">
            <text:p text:style-name="Table_20_Contents">Agente executado em todos os nós do Swarm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Porta</text:p>
            </table:table-cell>
            <table:table-cell table:style-name="Tabela5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5.A1" office:value-type="string">
            <text:p text:style-name="Table_20_Contents">9400</text:p>
          </table:table-cell>
          <table:table-cell table:style-name="Tabela5.A1" office:value-type="string">
            <text:p text:style-name="Table_20_Contents">Interface Web (HTTP)</text:p>
          </table:table-cell>
        </table:table-row>
        <table:table-row>
          <table:table-cell table:style-name="Tabela5.A1" office:value-type="string">
            <text:p text:style-name="Table_20_Contents">9443</text:p>
          </table:table-cell>
          <table:table-cell table:style-name="Tabela5.A1" office:value-type="string">
            <text:p text:style-name="Table_20_Contents">Interface Web (HTTPS - recomendado)</text:p>
          </table:table-cell>
        </table:table-row>
        <table:table-row>
          <table:table-cell table:style-name="Tabela5.A1" office:value-type="string">
            <text:p text:style-name="Table_20_Contents">8000</text:p>
          </table:table-cell>
          <table:table-cell table:style-name="Tabela5.A1" office:value-type="string">
            <text:p text:style-name="Table_20_Contents">Edge Agent</text:p>
          </table:table-cell>
        </table:table-row>
        <text:soft-page-break/>
        <table:table-row>
          <table:table-cell table:style-name="Tabela5.A1" office:value-type="string">
            <text:p text:style-name="Table_20_Contents">9001</text:p>
          </table:table-cell>
          <table:table-cell table:style-name="Tabela5.A1" office:value-type="string">
            <text:p text:style-name="Table_20_Contents">Comunicação entre Server e Agent</text:p>
          </table:table-cell>
        </table:table-row>
      </table:table>
      <text:p text:style-name="P3"/>
      <text:h text:style-name="P1" text:outline-level="2">🧪 Verificações pós-instalação</text:h>
      <text:p text:style-name="Text_20_body">Execute os seguintes comandos para validar:</text:p>
      <text:p text:style-name="P3">bash</text:p>
      <text:p text:style-name="P3"/>
      <text:p text:style-name="P3">docker service ls <text:s text:c="7"/># Serviços ativos</text:p>
      <text:p text:style-name="P3">docker ps -a <text:s text:c="12"/># Contêineres em execução</text:p>
      <text:p text:style-name="P3">docker images <text:s text:c="11"/># Imagens baixadas</text:p>
      <text:p text:style-name="P3"/>
      <text:h text:style-name="P1" text:outline-level="2">🧯 Possíveis problemas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Sintoma</text:p>
            </table:table-cell>
            <table:table-cell table:style-name="Tabela6.A1" office:value-type="string">
              <text:p text:style-name="Table_20_Heading">Causa provável</text:p>
            </table:table-cell>
            <table:table-cell table:style-name="Tabela6.A1" office:value-type="string">
              <text:p text:style-name="Table_20_Heading">Solução</text:p>
            </table:table-cell>
          </table:table-row>
        </table:table-header-rows>
        <table:table-row>
          <table:table-cell table:style-name="Tabela6.A1" office:value-type="string">
            <text:p text:style-name="Table_20_Contents">❌ Porta 9400 não responde</text:p>
          </table:table-cell>
          <table:table-cell table:style-name="Tabela6.A1" office:value-type="string">
            <text:p text:style-name="Table_20_Contents">Firewall ou NAT bloqueando</text:p>
          </table:table-cell>
          <table:table-cell table:style-name="Tabela6.A1" office:value-type="string">
            <text:p text:style-name="Table_20_Contents">Use porta 9443 ou libere portas</text:p>
          </table:table-cell>
        </table:table-row>
        <table:table-row>
          <table:table-cell table:style-name="Tabela6.A1" office:value-type="string">
            <text:p text:style-name="Table_20_Contents">🛑 Serviço não sobe</text:p>
          </table:table-cell>
          <table:table-cell table:style-name="Tabela6.A1" office:value-type="string">
            <text:p text:style-name="Table_20_Contents">Nó não é manager</text:p>
          </table:table-cell>
          <table:table-cell table:style-name="Tabela6.A1" office:value-type="string">
            <text:p text:style-name="Table_20_Contents"><text:span text:style-name="Source_20_Text">docker node ls</text:span></text:p>
          </table:table-cell>
        </table:table-row>
        <table:table-row>
          <table:table-cell table:style-name="Tabela6.A1" office:value-type="string">
            <text:p text:style-name="Table_20_Contents">🚫 Stack não é criada</text:p>
          </table:table-cell>
          <table:table-cell table:style-name="Tabela6.A1" office:value-type="string">
            <text:p text:style-name="Table_20_Contents">Swarm não inicializado</text:p>
          </table:table-cell>
          <table:table-cell table:style-name="Tabela6.A1" office:value-type="string">
            <text:p text:style-name="Table_20_Contents"><text:span text:style-name="Source_20_Text">docker swarm init</text:span></text:p>
          </table:table-cell>
        </table:table-row>
      </table:table>
      <text:p text:style-name="P3"/>
      <text:p text:style-name="P3"/>
      <text:h text:style-name="P1" text:outline-level="2">📚 Referências</text:h>
      <text:list text:style-name="L6">
        <text:list-item>
          <text:p text:style-name="P9">🔗 Portainer Docs</text:p>
        </text:list-item>
        <text:list-item>
          <text:p text:style-name="P9">🐳 Docker Swarm</text:p>
        </text:list-item>
      </text:list>
      <text:p text:style-name="Horizontal_20_Line"/>
      <text:h text:style-name="Heading_20_2" text:outline-level="2">🧠 Autor</text:h>
      <text:p text:style-name="Text_20_body"><text:span text:style-name="Strong_20_Emphasis">Sebastião </text:span><text:span text:style-name="Strong_20_Emphasis"><text:span text:style-name="T1">Alves</text:span></text:span><text:line-break/>🔧 Canal: <text:span text:style-name="T1">Vivendo com tecnologa</text:span><text:line-break/>🌐 <text:a xlink:type="simple" xlink:href="https://www.linkedin.com/in/profsebastiao" office:target-frame-name="_new" xlink:show="replace" text:style-name="Internet_20_link" text:visited-style-name="Visited_20_Internet_20_Link">LinkedIn</text:a> | <text:a xlink:type="simple" xlink:href="https://github.com/profsebastiao" office:target-frame-name="_new" xlink:show="replace" text:style-name="Internet_20_link" text:visited-style-name="Visited_20_Internet_20_Link">GitHub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3:28:23.591519727</meta:creation-date>
    <dc:date>2025-06-03T13:33:47.918166882</dc:date>
    <meta:editing-duration>PT5M29S</meta:editing-duration>
    <meta:editing-cycles>1</meta:editing-cycles>
    <meta:document-statistic meta:table-count="6" meta:image-count="0" meta:object-count="0" meta:page-count="6" meta:paragraph-count="214" meta:word-count="888" meta:character-count="6348" meta:non-whitespace-character-count="5357"/>
    <meta:generator>LibreOffice/24.2.7.2$Linux_X86_64 LibreOffice_project/420$Build-2</meta:generator>
  </office:meta>
</office:document-meta>
</file>